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Pictures/20000011000000DF000000DF02C04BF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11000000DF000000DF02C04BF7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F000000DFE60FE8CD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List1" table:style-name="ta1">
        <table:shapes>
          <draw:frame draw:z-index="0" draw:name="Convergence of FEM and XFEM methods" draw:style-name="gr1" svg:width="6.1673in" svg:height="3.9071in" svg:x="7.274in" svg:y="0.0146in">
            <draw:object draw:notify-on-update-of-ranges="List1.I20:List1.I24 List1.D19:List1.D19 List1.E20:List1.E24 List1.I6:List1.I13 List1.D2:List1.D2 List1.E6:List1.E13 List1.I4:List1.I5 List1.A2:List1.A2 List1.E4:List1.E5" xlink:href="./Object 1" xlink:type="simple" xlink:show="embed" xlink:actuate="onLoad"/>
            <draw:image xlink:href="./ObjectReplacements/Object 1" xlink:type="simple" xlink:show="embed" xlink:actuate="onLoad"/>
            <svg:title>Konvergence metod FEM a XFEM</svg:title>
          </draw:frame>
          <draw:frame draw:z-index="1" draw:name="Convergence of FEM and XFEM methods" draw:style-name="gr1" svg:width="6.1673in" svg:height="3.9071in" svg:x="7.3724in" svg:y="4.4421in">
            <draw:object draw:notify-on-update-of-ranges="List1.I20:List1.I24 List1.D19:List1.D19 List1.E20:List1.E24 List1.I6:List1.I13 List1.D2:List1.D2 List1.E6:List1.E13 List1.I4:List1.I5 List1.A2:List1.A2 List1.E4:List1.E5" xlink:href="./Object 2" xlink:type="simple" xlink:show="embed" xlink:actuate="onLoad"/>
            <draw:image xlink:href="./ObjectReplacements/Object 2" xlink:type="simple" xlink:show="embed" xlink:actuate="onLoad"/>
            <svg:title>Konvergence metod FEM a XFEM</svg:title>
          </draw:frame>
          <draw:frame draw:z-index="2" draw:name="Convergence of FEM and XFEM methods" draw:style-name="gr1" svg:width="6.1673in" svg:height="3.9071in" svg:x="10.187in" svg:y="8.4579in">
            <draw:object draw:notify-on-update-of-ranges="List1.L62:List1.L67 List1.E60:List1.E60 List1.J62:List1.J67 List1.L61:List1.L67 List1.F60:List1.F60 List1.K61:List1.K67 List1.L62:List1.L67 List1.D60:List1.D60 List1.I62:List1.I65 List1.L62:List1.L67 List1.C60:List1.C60 List1.H62:List1.H67" xlink:href="./Object 3" xlink:type="simple" xlink:show="embed" xlink:actuate="onLoad"/>
            <draw:image xlink:href="./ObjectReplacements/Object 3" xlink:type="simple" xlink:show="embed" xlink:actuate="onLoad"/>
            <svg:title>Konvergence metod FEM a XFEM</svg:title>
          </draw:frame>
          <draw:frame draw:z-index="3" draw:name="Convergence of FEM and XFEM methods" draw:style-name="gr1" svg:width="6.1673in" svg:height="3.9071in" svg:x="10.165in" svg:y="12.4996in">
            <draw:object draw:notify-on-update-of-ranges="List1.L89:List1.L95 List1.E60:List1.E60 List1.J89:List1.J95 List1.L89:List1.L95 List1.F60:List1.F60 List1.K89:List1.K95 List1.L89:List1.L95 List1.D60:List1.D60 List1.I89:List1.I95 List1.L89:List1.L95 List1.C60:List1.C60 List1.H89:List1.H95" xlink:href="./Object 4" xlink:type="simple" xlink:show="embed" xlink:actuate="onLoad"/>
            <draw:image xlink:href="./ObjectReplacements/Object 4" xlink:type="simple" xlink:show="embed" xlink:actuate="onLoad"/>
            <svg:title>Konvergence metod FEM a XFEM</svg:title>
          </draw:frame>
          <draw:frame draw:z-index="4" draw:name="Convergence of FEM and XFEM methods" draw:style-name="gr1" svg:width="11.1713in" svg:height="7.5205in" svg:x="0.2386in" svg:y="21.6161in">
            <draw:object draw:notify-on-update-of-ranges="List1.L102:List1.L110 List1.K101:List1.K101 List1.K102:List1.K110 List1.L102:List1.L108 List1.J101:List1.J101 List1.J102:List1.J108 List1.L102:List1.L108 List1.I101:List1.I101 List1.I102:List1.I108 List1.L102:List1.L110 List1.H101:List1.H101 List1.H102:List1.H110 List1.L102:List1.L110 List1.G101:List1.G101 List1.G102:List1.G110" xlink:href="./Object 5" xlink:type="simple" xlink:show="embed" xlink:actuate="onLoad"/>
            <draw:image xlink:href="./ObjectReplacements/Object 5" xlink:type="simple" xlink:show="embed" xlink:actuate="onLoad"/>
            <svg:title>Konvergence metod FEM a XFEM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>
            <text:p>exact</text:p>
          </table:table-cell>
          <table:table-cell/>
          <table:table-cell office:value-type="float" office:value="4.03334">
            <text:p>4.03334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table:number-columns-repeated="2"/>
          <table:table-cell office:value-type="string">
            <text:p>FEM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error</text:p>
          </table:table-cell>
          <table:table-cell office:value-type="string">
            <text:p>rel. Error</text:p>
          </table:table-cell>
          <table:table-cell office:value-type="string">
            <text:p>n_dofs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[.D4]/[.$F$1]" office:value-type="float" office:value="28.2644160918742">
            <text:p>28.2644160919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K$1]/(2^(2+[.A4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74.2">
            <text:p>74.2</text:p>
          </table:table-cell>
          <table:table-cell table:formula="of:=[.D5]/[.$F$1]" office:value-type="float" office:value="18.3966638071673">
            <text:p>18.3966638072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K$1]/(2^(2+[.A5]))" office:value-type="float" office:value="1.25">
            <text:p>1.25</text:p>
          </table:table-cell>
          <table:table-cell table:formula="of:=LOG([.D4]/[.D5])/LOG(2)" office:value-type="float" office:value="0.619542732431301">
            <text:p>0.61954273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4.91">
            <text:p>4.91</text:p>
          </table:table-cell>
          <table:table-cell table:formula="of:=[.D6]/[.$F$1]" office:value-type="float" office:value="1.21735335974651">
            <text:p>1.2173533597</text:p>
          </table:table-cell>
          <table:table-cell table:number-columns-repeated="3"/>
          <table:table-cell table:formula="of:=[.$K$1]/(2^(2+[.A6]))" office:value-type="float" office:value="0.625">
            <text:p>0.625</text:p>
          </table:table-cell>
          <table:table-cell table:formula="of:=LOG([.D5]/[.D6])/LOG(2)" office:value-type="float" office:value="3.91762425719347">
            <text:p>3.917624257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3.26">
            <text:p>3.26</text:p>
          </table:table-cell>
          <table:table-cell table:formula="of:=[.D7]/[.$F$1]" office:value-type="float" office:value="0.808263126837807">
            <text:p>0.8082631268</text:p>
          </table:table-cell>
          <table:table-cell table:number-columns-repeated="3"/>
          <table:table-cell table:formula="of:=[.$K$1]/(2^(2+[.A7]))" office:value-type="float" office:value="0.3125">
            <text:p>0.3125</text:p>
          </table:table-cell>
          <table:table-cell table:formula="of:=LOG([.D6]/[.D7])/LOG(2)" office:value-type="float" office:value="0.590851060083616">
            <text:p>0.590851060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2.21">
            <text:p>2.21</text:p>
          </table:table-cell>
          <table:table-cell table:formula="of:=[.D8]/[.$F$1]" office:value-type="float" office:value="0.547932978623176">
            <text:p>0.5479329786</text:p>
          </table:table-cell>
          <table:table-cell table:number-columns-repeated="3"/>
          <table:table-cell table:formula="of:=[.$K$1]/(2^(2+[.A8]))" office:value-type="float" office:value="0.15625">
            <text:p>0.15625</text:p>
          </table:table-cell>
          <table:table-cell table:formula="of:=LOG([.D7]/[.D8])/LOG(2)" office:value-type="float" office:value="0.560825594839646">
            <text:p>0.560825594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1.52">
            <text:p>1.52</text:p>
          </table:table-cell>
          <table:table-cell table:formula="of:=[.D9]/[.$F$1]" office:value-type="float" office:value="0.37685888122499">
            <text:p>0.3768588812</text:p>
          </table:table-cell>
          <table:table-cell table:number-columns-repeated="3"/>
          <table:table-cell table:formula="of:=[.$K$1]/(2^(2+[.A9]))" office:value-type="float" office:value="0.078125">
            <text:p>0.078125</text:p>
          </table:table-cell>
          <table:table-cell table:formula="of:=LOG([.D8]/[.D9])/LOG(2)" office:value-type="float" office:value="0.539975045947846">
            <text:p>0.539975045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0.805">
            <text:p>0.805</text:p>
          </table:table-cell>
          <table:table-cell table:formula="of:=[.D10]/[.$F$1]" office:value-type="float" office:value="0.19958644696455">
            <text:p>0.199586447</text:p>
          </table:table-cell>
          <table:table-cell table:number-columns-repeated="3"/>
          <table:table-cell table:formula="of:=[.$K$1]/(2^(2+[.A10]))" office:value-type="float" office:value="0.0390625">
            <text:p>0.0390625</text:p>
          </table:table-cell>
          <table:table-cell table:formula="of:=LOG([.D9]/[.D10])/LOG(2)" office:value-type="float" office:value="0.917010635328968">
            <text:p>0.917010635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.234">
            <text:p>0.234</text:p>
          </table:table-cell>
          <table:table-cell table:formula="of:=[.D11]/[.$F$1]" office:value-type="float" office:value="0.0580164330306892">
            <text:p>0.058016433</text:p>
          </table:table-cell>
          <table:table-cell table:number-columns-repeated="3"/>
          <table:table-cell table:formula="of:=[.$K$1]/(2^(2+[.A11]))" office:value-type="float" office:value="0.01953125">
            <text:p>0.01953125</text:p>
          </table:table-cell>
          <table:table-cell table:formula="of:=LOG([.D10]/[.D11])/LOG(2)" office:value-type="float" office:value="1.78248025341858">
            <text:p>1.782480253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214">
            <text:p>0.214</text:p>
          </table:table-cell>
          <table:table-cell table:formula="of:=[.D12]/[.$F$1]" office:value-type="float" office:value="0.0530577635408867">
            <text:p>0.0530577635</text:p>
          </table:table-cell>
          <table:table-cell table:number-columns-repeated="3"/>
          <table:table-cell table:formula="of:=[.$K$1]/(2^(2+[.A12]))" office:value-type="float" office:value="0.009765625">
            <text:p>0.009765625</text:p>
          </table:table-cell>
          <table:table-cell table:formula="of:=LOG([.D11]/[.D12])/LOG(2)" office:value-type="float" office:value="0.128897733182258">
            <text:p>0.128897733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121">
            <text:p>0.121</text:p>
          </table:table-cell>
          <table:table-cell table:formula="of:=[.D13]/[.$F$1]" office:value-type="float" office:value="0.0299999504133051">
            <text:p>0.0299999504</text:p>
          </table:table-cell>
          <table:table-cell table:number-columns-repeated="3"/>
          <table:table-cell table:formula="of:=[.$K$1]/(2^(2+[.A13]))" office:value-type="float" office:value="0.0048828125">
            <text:p>0.0048828125</text:p>
          </table:table-cell>
          <table:table-cell table:formula="of:=LOG([.D12]/[.D13])/LOG(2)" office:value-type="float" office:value="0.822603749126553">
            <text:p>0.822603749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405">
            <text:p>0.0405</text:p>
          </table:table-cell>
          <table:table-cell table:formula="of:=[.D14]/[.$F$1]" office:value-type="float" office:value="0.0100413057168501">
            <text:p>0.0100413057</text:p>
          </table:table-cell>
          <table:table-cell table:number-columns-repeated="3"/>
          <table:table-cell table:formula="of:=[.$K$1]/(2^(2+[.A14]))" office:value-type="float" office:value="0.00244140625">
            <text:p>0.0024414063</text:p>
          </table:table-cell>
          <table:table-cell table:formula="of:=LOG([.D13]/[.D14])/LOG(2)" office:value-type="float" office:value="1.57901323438997">
            <text:p>1.579013234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191">
            <text:p>0.0191</text:p>
          </table:table-cell>
          <table:table-cell table:formula="of:=[.D15]/[.$F$1]" office:value-type="float" office:value="0.00473552936276139">
            <text:p>0.0047355294</text:p>
          </table:table-cell>
          <table:table-cell table:number-columns-repeated="3"/>
          <table:table-cell table:formula="of:=[.$K$1]/(2^(2+[.A15]))" office:value-type="float" office:value="0.001220703125">
            <text:p>0.0012207031</text:p>
          </table:table-cell>
          <table:table-cell table:formula="of:=LOG([.D14]/[.D15])/LOG(2)" office:value-type="float" office:value="1.08434926973624">
            <text:p>1.084349269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AVERAGE([.J5:.J15])" office:value-type="float" office:value="1.14028850597077">
            <text:p>1.14028850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0.344">
            <text:p>0.344</text:p>
          </table:table-cell>
          <table:table-cell table:formula="of:=[.D20]/[.$F$1]" office:value-type="float" office:value="0.0852891152246029">
            <text:p>0.0852891152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K$1]/(2^(2+[.A20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0.136">
            <text:p>0.136</text:p>
          </table:table-cell>
          <table:table-cell table:formula="of:=[.D21]/[.$F$1]" office:value-type="float" office:value="0.033718952530657">
            <text:p>0.0337189525</text:p>
          </table:table-cell>
          <table:table-cell office:value-type="float" office:value="690">
            <text:p>690</text:p>
          </table:table-cell>
          <table:table-cell table:number-columns-repeated="2"/>
          <table:table-cell table:formula="of:=[.$K$1]/(2^(2+[.A21]))" office:value-type="float" office:value="1.25">
            <text:p>1.25</text:p>
          </table:table-cell>
          <table:table-cell table:formula="of:=LOG([.D20]/[.D21])/LOG(2)" office:value-type="float" office:value="1.33880191345176">
            <text:p>1.33880191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0.0429">
            <text:p>0.0429</text:p>
          </table:table-cell>
          <table:table-cell table:formula="of:=[.D22]/[.$F$1]" office:value-type="float" office:value="0.0106363460556264">
            <text:p>0.0106363461</text:p>
          </table:table-cell>
          <table:table-cell office:value-type="float" office:value="1414">
            <text:p>1414</text:p>
          </table:table-cell>
          <table:table-cell table:number-columns-repeated="2"/>
          <table:table-cell table:formula="of:=[.$K$1]/(2^(2+[.A22]))" office:value-type="float" office:value="0.625">
            <text:p>0.625</text:p>
          </table:table-cell>
          <table:table-cell table:formula="of:=LOG([.D21]/[.D22])/LOG(2)" office:value-type="float" office:value="1.66455709863816">
            <text:p>1.664557098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.00895">
            <text:p>0.00895</text:p>
          </table:table-cell>
          <table:table-cell table:formula="of:=[.D23]/[.$F$1]" office:value-type="float" office:value="0.00221900459668662">
            <text:p>0.0022190046</text:p>
          </table:table-cell>
          <table:table-cell office:value-type="float" office:value="2818">
            <text:p>2818</text:p>
          </table:table-cell>
          <table:table-cell table:number-columns-repeated="2"/>
          <table:table-cell table:formula="of:=[.$K$1]/(2^(2+[.A23]))" office:value-type="float" office:value="0.3125">
            <text:p>0.3125</text:p>
          </table:table-cell>
          <table:table-cell table:formula="of:=LOG([.D22]/[.D23])/LOG(2)" office:value-type="float" office:value="2.26101806023529">
            <text:p>2.261018060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0.00373">
            <text:p>0.00373</text:p>
          </table:table-cell>
          <table:table-cell table:formula="of:=[.D24]/[.$F$1]" office:value-type="float" office:value="0.000924791859848166">
            <text:p>0.0009247919</text:p>
          </table:table-cell>
          <table:table-cell office:value-type="float" office:value="5366">
            <text:p>5366</text:p>
          </table:table-cell>
          <table:table-cell table:number-columns-repeated="2"/>
          <table:table-cell table:formula="of:=[.$K$1]/(2^(2+[.A24]))" office:value-type="float" office:value="0.15625">
            <text:p>0.15625</text:p>
          </table:table-cell>
          <table:table-cell table:formula="of:=LOG([.D23]/[.D24])/LOG(2)" office:value-type="float" office:value="1.26271205189638">
            <text:p>1.2627120519</text:p>
          </table:table-cell>
          <table:table-cell table:number-columns-repeated="10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office:value-type="string">
            <text:p>exact</text:p>
          </table:table-cell>
          <table:table-cell table:number-columns-repeated="3"/>
          <table:table-cell office:value-type="float" office:value="4.03334">
            <text:p>4.03334</text:p>
          </table:table-cell>
          <table:table-cell office:value-type="float" office:value="5.35731">
            <text:p>5.35731</text:p>
          </table:table-cell>
          <table:table-cell table:number-columns-repeated="2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2.07">
            <text:p>2.07E+000</text:p>
          </table:table-cell>
          <table:table-cell table:style-name="ce1"/>
          <table:table-cell table:number-columns-repeated="3"/>
          <table:table-cell table:formula="of:=[.F61]/[.$F$57]" office:value-type="float" office:value="0.386387944696125">
            <text:p>0.386387944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float" office:value="11.4">
            <text:p>1.14E+001</text:p>
          </table:table-cell>
          <table:table-cell table:style-name="ce1" office:value-type="float" office:value="0.107">
            <text:p>1.07E-001</text:p>
          </table:table-cell>
          <table:table-cell table:style-name="ce1" office:value-type="float" office:value="0.229">
            <text:p>2.29E-001</text:p>
          </table:table-cell>
          <table:table-cell table:style-name="ce1" office:value-type="float" office:value="0.708">
            <text:p>7.08E-001</text:p>
          </table:table-cell>
          <table:table-cell table:style-name="ce1"/>
          <table:table-cell table:formula="of:=[.C62]/[.$E$57]" office:value-type="float" office:value="2.82644160918742">
            <text:p>2.8264416092</text:p>
          </table:table-cell>
          <table:table-cell table:formula="of:=[.D62]/[.$E$57]" office:value-type="float" office:value="0.0265288817704434">
            <text:p>0.0265288818</text:p>
          </table:table-cell>
          <table:table-cell table:formula="of:=[.E62]/[.$E$57]" office:value-type="float" office:value="0.0567767656582386">
            <text:p>0.0567767657</text:p>
          </table:table-cell>
          <table:table-cell table:formula="of:=[.F62]/[.$F$57]" office:value-type="float" office:value="0.132155876736646">
            <text:p>0.1321558767</text:p>
          </table:table-cell>
          <table:table-cell table:formula="of:=[.$J$57]/(2^(3+[.A61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" office:value-type="float" office:value="7.42">
            <text:p>7.42E+000</text:p>
          </table:table-cell>
          <table:table-cell table:style-name="ce1" office:value-type="float" office:value="0.0486">
            <text:p>4.86E-002</text:p>
          </table:table-cell>
          <table:table-cell table:style-name="ce1" office:value-type="float" office:value="0.0799">
            <text:p>7.99E-002</text:p>
          </table:table-cell>
          <table:table-cell table:style-name="ce1" office:value-type="float" office:value="0.262">
            <text:p>2.62E-001</text:p>
          </table:table-cell>
          <table:table-cell table:style-name="ce1"/>
          <table:table-cell table:formula="of:=[.C63]/[.$E$57]" office:value-type="float" office:value="1.83966638071673">
            <text:p>1.8396663807</text:p>
          </table:table-cell>
          <table:table-cell table:formula="of:=[.D63]/[.$E$57]" office:value-type="float" office:value="0.0120495668602201">
            <text:p>0.0120495669</text:p>
          </table:table-cell>
          <table:table-cell table:formula="of:=[.E63]/[.$E$57]" office:value-type="float" office:value="0.019809884611761">
            <text:p>0.0198098846</text:p>
          </table:table-cell>
          <table:table-cell table:formula="of:=[.F63]/[.$F$57]" office:value-type="float" office:value="0.0489051408262729">
            <text:p>0.0489051408</text:p>
          </table:table-cell>
          <table:table-cell table:formula="of:=[.$J$57]/(2^(3+[.A62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" office:value-type="float" office:value="4.91">
            <text:p>4.91E+000</text:p>
          </table:table-cell>
          <table:table-cell table:style-name="ce1" office:value-type="float" office:value="0.0159">
            <text:p>1.59E-002</text:p>
          </table:table-cell>
          <table:table-cell table:style-name="ce1" office:value-type="float" office:value="0.0584">
            <text:p>5.84E-002</text:p>
          </table:table-cell>
          <table:table-cell table:style-name="ce1" office:value-type="float" office:value="0.0837">
            <text:p>8.37E-002</text:p>
          </table:table-cell>
          <table:table-cell table:style-name="ce1"/>
          <table:table-cell table:formula="of:=[.C64]/[.$E$57]" office:value-type="float" office:value="1.21735335974651">
            <text:p>1.2173533597</text:p>
          </table:table-cell>
          <table:table-cell table:formula="of:=[.D64]/[.$E$57]" office:value-type="float" office:value="0.00394214224439298">
            <text:p>0.0039421422</text:p>
          </table:table-cell>
          <table:table-cell table:formula="of:=[.E64]/[.$E$57]" office:value-type="float" office:value="0.0144793149102233">
            <text:p>0.0144793149</text:p>
          </table:table-cell>
          <table:table-cell table:formula="of:=[.F64]/[.$F$57]" office:value-type="float" office:value="0.0156235125464086">
            <text:p>0.0156235125</text:p>
          </table:table-cell>
          <table:table-cell table:formula="of:=[.$J$57]/(2^(3+[.A63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" office:value-type="float" office:value="3.26">
            <text:p>3.26E+000</text:p>
          </table:table-cell>
          <table:table-cell table:style-name="ce1" office:value-type="float" office:value="0.00526">
            <text:p>5.26E-003</text:p>
          </table:table-cell>
          <table:table-cell table:style-name="ce1" office:value-type="float" office:value="0.0431">
            <text:p>4.31E-002</text:p>
          </table:table-cell>
          <table:table-cell table:style-name="ce1" office:value-type="float" office:value="0.059">
            <text:p>5.90E-002</text:p>
          </table:table-cell>
          <table:table-cell table:style-name="ce1"/>
          <table:table-cell table:formula="of:=[.C65]/[.$E$57]" office:value-type="float" office:value="0.808263126837807">
            <text:p>0.8082631268</text:p>
          </table:table-cell>
          <table:table-cell table:formula="of:=[.D65]/[.$E$57]" office:value-type="float" office:value="0.00130413007581806">
            <text:p>0.0013041301</text:p>
          </table:table-cell>
          <table:table-cell table:formula="of:=[.E65]/[.$E$57]" office:value-type="float" office:value="0.0106859327505244">
            <text:p>0.0106859328</text:p>
          </table:table-cell>
          <table:table-cell table:formula="of:=[.F65]/[.$F$57]" office:value-type="float" office:value="0.0110129897280538">
            <text:p>0.0110129897</text:p>
          </table:table-cell>
          <table:table-cell table:formula="of:=[.$J$57]/(2^(3+[.A64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 office:value-type="float" office:value="2.21">
            <text:p>2.21E+000</text:p>
          </table:table-cell>
          <table:table-cell table:style-name="ce1" office:value-type="float" office:value="0.0045">
            <text:p>4.50E-003</text:p>
          </table:table-cell>
          <table:table-cell table:style-name="ce1"/>
          <table:table-cell/>
          <table:table-cell/>
          <table:table-cell table:formula="of:=[.C66]/[.$E$57]" office:value-type="float" office:value="0.547932978623176">
            <text:p>0.5479329786</text:p>
          </table:table-cell>
          <table:table-cell table:formula="of:=[.D66]/[.$E$57]" office:value-type="float" office:value="0.00111570063520556">
            <text:p>0.0011157006</text:p>
          </table:table-cell>
          <table:table-cell table:formula="of:=[.E66]/[.$E$57]" office:value-type="float" office:value="0">
            <text:p>0</text:p>
          </table:table-cell>
          <table:table-cell table:formula="of:=[.F66]/[.$F$57]" office:value-type="float" office:value="0">
            <text:p>0</text:p>
          </table:table-cell>
          <table:table-cell table:formula="of:=[.$J$57]/(2^(3+[.A65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 office:value-type="float" office:value="1.52">
            <text:p>1.52E+000</text:p>
          </table:table-cell>
          <table:table-cell/>
          <table:table-cell table:style-name="ce1"/>
          <table:table-cell/>
          <table:table-cell/>
          <table:table-cell table:formula="of:=[.C67]/[.$E$57]" office:value-type="float" office:value="0.37685888122499">
            <text:p>0.3768588812</text:p>
          </table:table-cell>
          <table:table-cell table:formula="of:=[.D67]/[.$E$57]" office:value-type="float" office:value="0">
            <text:p>0</text:p>
          </table:table-cell>
          <table:table-cell table:formula="of:=[.E67]/[.$E$57]" office:value-type="float" office:value="0">
            <text:p>0</text:p>
          </table:table-cell>
          <table:table-cell table:formula="of:=[.F67]/[.$F$57]" office:value-type="float" office:value="0">
            <text:p>0</text:p>
          </table:table-cell>
          <table:table-cell table:formula="of:=[.$J$57]/(2^(3+[.A66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number-columns-repeated="3" table:style-name="ce1" office:value-type="float" office:value="0.0895">
            <text:p>8.95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432">
            <text:p>4.32E-002</text:p>
          </table:table-cell>
          <table:table-cell table:style-name="ce1" office:value-type="float" office:value="0.0375">
            <text:p>3.75E-002</text:p>
          </table:table-cell>
          <table:table-cell table:style-name="ce1" office:value-type="float" office:value="0.0432">
            <text:p>4.32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129">
            <text:p>1.29E-002</text:p>
          </table:table-cell>
          <table:table-cell table:style-name="ce1" office:value-type="float" office:value="0.0109">
            <text:p>1.09E-002</text:p>
          </table:table-cell>
          <table:table-cell table:style-name="ce1" office:value-type="float" office:value="0.0129">
            <text:p>1.29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541">
            <text:p>5.41E-003</text:p>
          </table:table-cell>
          <table:table-cell table:style-name="ce1" office:value-type="float" office:value="0.00486">
            <text:p>4.86E-003</text:p>
          </table:table-cell>
          <table:table-cell table:style-name="ce1" office:value-type="float" office:value="0.00541">
            <text:p>5.41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number-columns-repeated="3" table:style-name="ce1" office:value-type="float" office:value="0.00453">
            <text:p>4.53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194">
            <text:p>1.94E-003</text:p>
          </table:table-cell>
          <table:table-cell table:style-name="ce1" office:value-type="float" office:value="0.00452">
            <text:p>4.52E-003</text:p>
          </table:table-cell>
          <table:table-cell table:number-columns-repeated="15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>
            <text:p>Square, initial ref. 7, ref_flags 7, well in center, radius 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exact_norm:</text:p>
          </table:table-cell>
          <table:table-cell table:style-name="ce1" office:value-type="float" office:value="5.3573">
            <text:p>5.36E+000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ources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4.24">
            <text:p>4.24E+000</text:p>
          </table:table-cell>
          <table:table-cell table:style-name="ce1"/>
          <table:table-cell table:number-columns-repeated="3"/>
          <table:table-cell table:formula="of:=[.F89]/[.$E$57]" office:value-type="float" office:value="1.05123793183813">
            <text:p>1.0512379318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3" table:style-name="ce1"/>
          <table:table-cell table:style-name="ce1" office:value-type="float" office:value="2.09">
            <text:p>2.09E+000</text:p>
          </table:table-cell>
          <table:table-cell table:style-name="ce1"/>
          <table:table-cell table:formula="of:=[.C90]/[.$E$57]" office:value-type="float" office:value="0">
            <text:p>0</text:p>
          </table:table-cell>
          <table:table-cell table:formula="of:=[.D90]/[.$E$57]" office:value-type="float" office:value="0">
            <text:p>0</text:p>
          </table:table-cell>
          <table:table-cell table:formula="of:=[.E90]/[.$E$57]" office:value-type="float" office:value="0">
            <text:p>0</text:p>
          </table:table-cell>
          <table:table-cell table:formula="of:=[.F90]/[.$E$57]" office:value-type="float" office:value="0.518180961684361">
            <text:p>0.5181809617</text:p>
          </table:table-cell>
          <table:table-cell table:formula="of:=[.$J$57]/(2^(3+[.A89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3" table:style-name="ce1"/>
          <table:table-cell table:style-name="ce1" office:value-type="float" office:value="0.0584">
            <text:p>5.84E-002</text:p>
          </table:table-cell>
          <table:table-cell table:style-name="ce1"/>
          <table:table-cell table:formula="of:=[.C91]/[.$E$57]" office:value-type="float" office:value="0">
            <text:p>0</text:p>
          </table:table-cell>
          <table:table-cell table:formula="of:=[.D91]/[.$E$57]" office:value-type="float" office:value="0">
            <text:p>0</text:p>
          </table:table-cell>
          <table:table-cell table:formula="of:=[.E91]/[.$E$57]" office:value-type="float" office:value="0">
            <text:p>0</text:p>
          </table:table-cell>
          <table:table-cell table:formula="of:=[.F91]/[.$E$57]" office:value-type="float" office:value="0.0144793149102233">
            <text:p>0.0144793149</text:p>
          </table:table-cell>
          <table:table-cell table:formula="of:=[.$J$57]/(2^(3+[.A90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table:style-name="ce1"/>
          <table:table-cell table:style-name="ce1" office:value-type="float" office:value="0.0363">
            <text:p>3.63E-002</text:p>
          </table:table-cell>
          <table:table-cell table:style-name="ce1"/>
          <table:table-cell table:formula="of:=[.C92]/[.$E$57]" office:value-type="float" office:value="0">
            <text:p>0</text:p>
          </table:table-cell>
          <table:table-cell table:formula="of:=[.D92]/[.$E$57]" office:value-type="float" office:value="0">
            <text:p>0</text:p>
          </table:table-cell>
          <table:table-cell table:formula="of:=[.E92]/[.$E$57]" office:value-type="float" office:value="0">
            <text:p>0</text:p>
          </table:table-cell>
          <table:table-cell table:formula="of:=[.F92]/[.$E$57]" office:value-type="float" office:value="0.00899998512399153">
            <text:p>0.0089999851</text:p>
          </table:table-cell>
          <table:table-cell table:formula="of:=[.$J$57]/(2^(3+[.A91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3" table:style-name="ce1"/>
          <table:table-cell table:style-name="ce1" office:value-type="float" office:value="0.0342">
            <text:p>3.42E-002</text:p>
          </table:table-cell>
          <table:table-cell table:style-name="ce1"/>
          <table:table-cell table:formula="of:=[.C93]/[.$E$57]" office:value-type="float" office:value="0">
            <text:p>0</text:p>
          </table:table-cell>
          <table:table-cell table:formula="of:=[.D93]/[.$E$57]" office:value-type="float" office:value="0">
            <text:p>0</text:p>
          </table:table-cell>
          <table:table-cell table:formula="of:=[.E93]/[.$E$57]" office:value-type="float" office:value="0">
            <text:p>0</text:p>
          </table:table-cell>
          <table:table-cell table:formula="of:=[.F93]/[.$E$57]" office:value-type="float" office:value="0.00847932482756227">
            <text:p>0.0084793248</text:p>
          </table:table-cell>
          <table:table-cell table:formula="of:=[.$J$57]/(2^(3+[.A92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3" table:style-name="ce1"/>
          <table:table-cell table:style-name="ce1" office:value-type="float" office:value="0.0375">
            <text:p>3.75E-002</text:p>
          </table:table-cell>
          <table:table-cell table:style-name="ce1"/>
          <table:table-cell table:formula="of:=[.C94]/[.$E$57]" office:value-type="float" office:value="0">
            <text:p>0</text:p>
          </table:table-cell>
          <table:table-cell table:formula="of:=[.D94]/[.$E$57]" office:value-type="float" office:value="0">
            <text:p>0</text:p>
          </table:table-cell>
          <table:table-cell table:formula="of:=[.E94]/[.$E$57]" office:value-type="float" office:value="0">
            <text:p>0</text:p>
          </table:table-cell>
          <table:table-cell table:formula="of:=[.F94]/[.$E$57]" office:value-type="float" office:value="0.00929750529337968">
            <text:p>0.0092975053</text:p>
          </table:table-cell>
          <table:table-cell table:formula="of:=[.$J$57]/(2^(3+[.A93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/>
          <table:table-cell/>
          <table:table-cell table:style-name="ce1"/>
          <table:table-cell/>
          <table:table-cell/>
          <table:table-cell table:formula="of:=[.C95]/[.$E$57]" office:value-type="float" office:value="0">
            <text:p>0</text:p>
          </table:table-cell>
          <table:table-cell table:formula="of:=[.D95]/[.$E$57]" office:value-type="float" office:value="0">
            <text:p>0</text:p>
          </table:table-cell>
          <table:table-cell table:formula="of:=[.E95]/[.$E$57]" office:value-type="float" office:value="0">
            <text:p>0</text:p>
          </table:table-cell>
          <table:table-cell table:formula="of:=[.F95]/[.$E$57]" office:value-type="float" office:value="0">
            <text:p>0</text:p>
          </table:table-cell>
          <table:table-cell table:formula="of:=[.$J$57]/(2^(3+[.A94]))" office:value-type="float" office:value="0.078125">
            <text:p>0.078125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13"/>
        </table:table-row>
        <table:table-row table:style-name="ro1">
          <table:table-cell office:value-type="string">
            <text:p>bc_newton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office:value-type="string">
            <text:p>FEM</text:p>
          </table:table-cell>
          <table:table-cell office:value-type="string">
            <text:p>FEM – adapt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.384">
            <text:p>3.84E-001</text:p>
          </table:table-cell>
          <table:table-cell table:number-columns-repeated="2" table:style-name="ce1"/>
          <table:table-cell table:formula="of:=[.B102]/[.$E$85]" office:value-type="float" office:value="0">
            <text:p>0</text:p>
          </table:table-cell>
          <table:table-cell table:formula="of:=[.C102]/[.$E$85]" office:value-type="float" office:value="0">
            <text:p>0</text:p>
          </table:table-cell>
          <table:table-cell table:formula="of:=[.D102]/[.$E$85]" office:value-type="float" office:value="0.0716778974483415">
            <text:p>0.0716778974</text:p>
          </table:table-cell>
          <table:table-cell table:formula="of:=[.E102]/[.$E$85]" office:value-type="float" office:value="0">
            <text:p>0</text:p>
          </table:table-cell>
          <table:table-cell table:formula="of:=[.F102]/[.$E$85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.195">
            <text:p>1.95E-001</text:p>
          </table:table-cell>
          <table:table-cell table:number-columns-repeated="2" table:style-name="ce1"/>
          <table:table-cell table:formula="of:=[.B103]/[.$E$85]" office:value-type="float" office:value="0">
            <text:p>0</text:p>
          </table:table-cell>
          <table:table-cell table:formula="of:=[.C103]/[.$E$85]" office:value-type="float" office:value="0">
            <text:p>0</text:p>
          </table:table-cell>
          <table:table-cell table:formula="of:=[.D103]/[.$E$85]" office:value-type="float" office:value="0.0363989322979859">
            <text:p>0.0363989323</text:p>
          </table:table-cell>
          <table:table-cell table:formula="of:=[.E103]/[.$E$85]" office:value-type="float" office:value="0">
            <text:p>0</text:p>
          </table:table-cell>
          <table:table-cell table:formula="of:=[.F103]/[.$E$85]" office:value-type="float" office:value="0">
            <text:p>0</text:p>
          </table:table-cell>
          <table:table-cell table:formula="of:=[.$J$57]/(2^(3+[.A102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23">
            <text:p>3.23E+000</text:p>
          </table:table-cell>
          <table:table-cell table:style-name="ce1" office:value-type="float" office:value="5.16">
            <text:p>5.16E+000</text:p>
          </table:table-cell>
          <table:table-cell table:style-name="ce1" office:value-type="float" office:value="0.0485">
            <text:p>4.85E-002</text:p>
          </table:table-cell>
          <table:table-cell table:style-name="ce1" office:value-type="float" office:value="0.036">
            <text:p>3.60E-002</text:p>
          </table:table-cell>
          <table:table-cell table:style-name="ce1" office:value-type="float" office:value="5.65">
            <text:p>5.65E+000</text:p>
          </table:table-cell>
          <table:table-cell table:formula="of:=[.B104]/[.$E$85]" office:value-type="float" office:value="0.602915647807664">
            <text:p>0.6029156478</text:p>
          </table:table-cell>
          <table:table-cell table:formula="of:=[.C104]/[.$E$85]" office:value-type="float" office:value="0.963171746962089">
            <text:p>0.963171747</text:p>
          </table:table-cell>
          <table:table-cell table:formula="of:=[.D104]/[.$E$85]" office:value-type="float" office:value="0.00905306777667855">
            <text:p>0.0090530678</text:p>
          </table:table-cell>
          <table:table-cell table:formula="of:=[.E104]/[.$E$85]" office:value-type="float" office:value="0.00671980288578202">
            <text:p>0.0067198029</text:p>
          </table:table-cell>
          <table:table-cell table:formula="of:=[.F104]/[.$E$85]" office:value-type="float" office:value="1.05463573068523">
            <text:p>1.0546357307</text:p>
          </table:table-cell>
          <table:table-cell table:formula="of:=[.$J$57]/(2^(3+[.A103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2.08">
            <text:p>2.08E+000</text:p>
          </table:table-cell>
          <table:table-cell table:style-name="ce1" office:value-type="float" office:value="3.24">
            <text:p>3.24E+000</text:p>
          </table:table-cell>
          <table:table-cell table:style-name="ce1" office:value-type="float" office:value="0.0148">
            <text:p>1.48E-002</text:p>
          </table:table-cell>
          <table:table-cell table:style-name="ce1" office:value-type="float" office:value="0.00881">
            <text:p>8.81E-003</text:p>
          </table:table-cell>
          <table:table-cell table:style-name="ce1" office:value-type="float" office:value="1.82">
            <text:p>1.82E+000</text:p>
          </table:table-cell>
          <table:table-cell table:formula="of:=[.B105]/[.$E$85]" office:value-type="float" office:value="0.388255277845183">
            <text:p>0.3882552778</text:p>
          </table:table-cell>
          <table:table-cell table:formula="of:=[.C105]/[.$E$85]" office:value-type="float" office:value="0.604782259720382">
            <text:p>0.6047822597</text:p>
          </table:table-cell>
          <table:table-cell table:formula="of:=[.D105]/[.$E$85]" office:value-type="float" office:value="0.0027625856308215">
            <text:p>0.0027625856</text:p>
          </table:table-cell>
          <table:table-cell table:formula="of:=[.E105]/[.$E$85]" office:value-type="float" office:value="0.00164448509510388">
            <text:p>0.0016444851</text:p>
          </table:table-cell>
          <table:table-cell table:formula="of:=[.F105]/[.$E$85]" office:value-type="float" office:value="0.339723368114535">
            <text:p>0.3397233681</text:p>
          </table:table-cell>
          <table:table-cell table:formula="of:=[.$J$57]/(2^(3+[.A104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.39">
            <text:p>1.39E+000</text:p>
          </table:table-cell>
          <table:table-cell table:style-name="ce1" office:value-type="float" office:value="2.1">
            <text:p>2.10E+000</text:p>
          </table:table-cell>
          <table:table-cell table:style-name="ce1" office:value-type="float" office:value="0.00369">
            <text:p>3.69E-003</text:p>
          </table:table-cell>
          <table:table-cell table:style-name="ce1" office:value-type="float" office:value="0.00267">
            <text:p>2.67E-003</text:p>
          </table:table-cell>
          <table:table-cell table:style-name="ce1" office:value-type="float" office:value="0.602">
            <text:p>6.02E-001</text:p>
          </table:table-cell>
          <table:table-cell table:formula="of:=[.B106]/[.$E$85]" office:value-type="float" office:value="0.259459055867695">
            <text:p>0.2594590559</text:p>
          </table:table-cell>
          <table:table-cell table:formula="of:=[.C106]/[.$E$85]" office:value-type="float" office:value="0.391988501670618">
            <text:p>0.3919885017</text:p>
          </table:table-cell>
          <table:table-cell table:formula="of:=[.D106]/[.$E$85]" office:value-type="float" office:value="0.000688779795792657">
            <text:p>0.0006887798</text:p>
          </table:table-cell>
          <table:table-cell table:formula="of:=[.E106]/[.$E$85]" office:value-type="float" office:value="0.0004983853806955">
            <text:p>0.0004983854</text:p>
          </table:table-cell>
          <table:table-cell table:formula="of:=[.F106]/[.$E$85]" office:value-type="float" office:value="0.112370037145577">
            <text:p>0.1123700371</text:p>
          </table:table-cell>
          <table:table-cell table:formula="of:=[.$J$57]/(2^(3+[.A105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.07">
            <text:p>1.07E+000</text:p>
          </table:table-cell>
          <table:table-cell table:style-name="ce1" office:value-type="float" office:value="1.41">
            <text:p>1.41E+000</text:p>
          </table:table-cell>
          <table:table-cell table:style-name="ce1" office:value-type="string">
            <text:p>not converged</text:p>
          </table:table-cell>
          <table:table-cell table:style-name="ce1" office:value-type="float" office:value="0.000928">
            <text:p>9.28E-004</text:p>
          </table:table-cell>
          <table:table-cell table:style-name="ce1" office:value-type="float" office:value="0.18">
            <text:p>1.80E-001</text:p>
          </table:table-cell>
          <table:table-cell table:formula="of:=[.B107]/[.$E$85]" office:value-type="float" office:value="0.199727474660743">
            <text:p>0.1997274747</text:p>
          </table:table-cell>
          <table:table-cell table:formula="of:=[.C107]/[.$E$85]" office:value-type="float" office:value="0.263192279693129">
            <text:p>0.2631922797</text:p>
          </table:table-cell>
          <table:table-cell table:formula="of:=[.D107]/[.$E$85]" office:value-type="float" office:value="0">
            <text:p>#VALUE!</text:p>
          </table:table-cell>
          <table:table-cell table:formula="of:=[.E107]/[.$E$85]" office:value-type="float" office:value="0.000173221585500159">
            <text:p>0.0001732216</text:p>
          </table:table-cell>
          <table:table-cell table:formula="of:=[.F107]/[.$E$85]" office:value-type="float" office:value="0.0335990144289101">
            <text:p>0.0335990144</text:p>
          </table:table-cell>
          <table:table-cell table:formula="of:=[.$J$57]/(2^(3+[.A106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.02">
            <text:p>1.02E+000</text:p>
          </table:table-cell>
          <table:table-cell table:style-name="ce1" office:value-type="float" office:value="1.07">
            <text:p>1.07E+000</text:p>
          </table:table-cell>
          <table:table-cell table:style-name="ce1" office:value-type="string">
            <text:p>not converged</text:p>
          </table:table-cell>
          <table:table-cell table:style-name="ce1"/>
          <table:table-cell table:style-name="ce1" office:value-type="float" office:value="0.0385">
            <text:p>3.85E-002</text:p>
          </table:table-cell>
          <table:table-cell table:formula="of:=[.B108]/[.$E$85]" office:value-type="float" office:value="0.190394415097157">
            <text:p>0.1903944151</text:p>
          </table:table-cell>
          <table:table-cell table:formula="of:=[.C108]/[.$E$85]" office:value-type="float" office:value="0.199727474660743">
            <text:p>0.1997274747</text:p>
          </table:table-cell>
          <table:table-cell table:formula="of:=[.D108]/[.$E$85]" office:value-type="float" office:value="0">
            <text:p>#VALUE!</text:p>
          </table:table-cell>
          <table:table-cell table:formula="of:=[.E108]/[.$E$85]" office:value-type="float" office:value="0">
            <text:p>0</text:p>
          </table:table-cell>
          <table:table-cell table:formula="of:=[.F108]/[.$E$85]" office:value-type="float" office:value="0.00718645586396132">
            <text:p>0.0071864559</text:p>
          </table:table-cell>
          <table:table-cell table:formula="of:=[.$J$57]/(2^(3+[.A107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905">
            <text:p>9.05E-001</text:p>
          </table:table-cell>
          <table:table-cell table:style-name="ce1" office:value-type="float" office:value="1.01">
            <text:p>1.01E+000</text:p>
          </table:table-cell>
          <table:table-cell table:number-columns-repeated="2"/>
          <table:table-cell office:value-type="float" office:value="0.0103">
            <text:p>0.0103</text:p>
          </table:table-cell>
          <table:table-cell table:formula="of:=[.B109]/[.$E$85]" office:value-type="float" office:value="0.168928378100909">
            <text:p>0.1689283781</text:p>
          </table:table-cell>
          <table:table-cell table:formula="of:=[.C109]/[.$E$85]" office:value-type="float" office:value="0.18852780318444">
            <text:p>0.1885278032</text:p>
          </table:table-cell>
          <table:table-cell table:number-columns-repeated="2"/>
          <table:table-cell table:formula="of:=[.F109]/[.$E$85]" office:value-type="float" office:value="0.00192261027009874">
            <text:p>0.0019226103</text:p>
          </table:table-cell>
          <table:table-cell table:formula="of:=[.$J$57]/(2^(3+[.A108]))" office:value-type="float" office:value="0.0390625">
            <text:p>0.03906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565">
            <text:p>5.65E-001</text:p>
          </table:table-cell>
          <table:table-cell table:style-name="ce1" office:value-type="float" office:value="0.905">
            <text:p>9.05E-001</text:p>
          </table:table-cell>
          <table:table-cell table:number-columns-repeated="3"/>
          <table:table-cell table:formula="of:=[.B110]/[.$E$85]" office:value-type="float" office:value="0.105463573068523">
            <text:p>0.1054635731</text:p>
          </table:table-cell>
          <table:table-cell table:formula="of:=[.C110]/[.$E$85]" office:value-type="float" office:value="0.168928378100909">
            <text:p>0.1689283781</text:p>
          </table:table-cell>
          <table:table-cell table:number-columns-repeated="3"/>
          <table:table-cell table:formula="of:=[.$J$57]/(2^(3+[.A109]))" office:value-type="float" office:value="0.01953125">
            <text:p>0.01953125</text:p>
          </table:table-cell>
          <table:table-cell table:number-columns-repeated="6"/>
          <table:table-cell table:number-columns-repeated="2" table:style-name="ce1" office:value-type="float" office:value="131">
            <text:p>1.31E+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13">
            <text:p>1.13E-001</text:p>
          </table:table-cell>
          <table:table-cell table:style-name="ce1" office:value-type="float" office:value="0.565">
            <text:p>5.65E-001</text:p>
          </table:table-cell>
          <table:table-cell table:number-columns-repeated="2"/>
          <table:table-cell table:style-name="ce1"/>
          <table:table-cell table:formula="of:=[.B111]/[.$E$85]" office:value-type="float" office:value="0.0210927146137047">
            <text:p>0.0210927146</text:p>
          </table:table-cell>
          <table:table-cell table:formula="of:=[.C111]/[.$E$85]" office:value-type="float" office:value="0.105463573068523">
            <text:p>0.1054635731</text:p>
          </table:table-cell>
          <table:table-cell table:number-columns-repeated="3"/>
          <table:table-cell table:formula="of:=[.$J$57]/(2^(3+[.A110]))" office:value-type="float" office:value="0.009765625">
            <text:p>0.009765625</text:p>
          </table:table-cell>
          <table:table-cell table:number-columns-repeated="6"/>
          <table:table-cell table:style-name="ce1" office:value-type="float" office:value="5.15">
            <text:p>5.15E+000</text:p>
          </table:table-cell>
          <table:table-cell table:style-name="ce1" office:value-type="float" office:value="72">
            <text:p>7.20E+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1" office:value-type="float" office:value="0.113">
            <text:p>1.13E-001</text:p>
          </table:table-cell>
          <table:table-cell table:number-columns-repeated="2"/>
          <table:table-cell table:style-name="ce1"/>
          <table:table-cell table:formula="of:=[.B112]/[.$E$85]" office:value-type="float" office:value="0">
            <text:p>0</text:p>
          </table:table-cell>
          <table:table-cell table:formula="of:=[.C112]/[.$E$85]" office:value-type="float" office:value="0.0210927146137047">
            <text:p>0.0210927146</text:p>
          </table:table-cell>
          <table:table-cell table:number-columns-repeated="3"/>
          <table:table-cell table:formula="of:=[.$J$57]/(2^(3+[.A111]))" office:value-type="float" office:value="0.0048828125">
            <text:p>0.004882812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" office:value-type="float" office:value="0.064">
            <text:p>6.40E-002</text:p>
          </table:table-cell>
          <table:table-cell table:number-columns-repeated="3"/>
          <table:table-cell table:formula="of:=[.B113]/[.$E$85]" office:value-type="float" office:value="0">
            <text:p>0</text:p>
          </table:table-cell>
          <table:table-cell table:formula="of:=[.C113]/[.$E$85]" office:value-type="float" office:value="0.0119463162413903">
            <text:p>0.0119463162</text:p>
          </table:table-cell>
          <table:table-cell table:number-columns-repeated="3"/>
          <table:table-cell table:formula="of:=[.$J$57]/(2^(3+[.A112]))" office:value-type="float" office:value="0.00244140625">
            <text:p>0.002441406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" office:value-type="float" office:value="0.0299">
            <text:p>2.99E-002</text:p>
          </table:table-cell>
          <table:table-cell table:number-columns-repeated="3"/>
          <table:table-cell table:formula="of:=[.B114]/[.$E$85]" office:value-type="float" office:value="0">
            <text:p>0</text:p>
          </table:table-cell>
          <table:table-cell table:formula="of:=[.C114]/[.$E$85]" office:value-type="float" office:value="0.00558116961902451">
            <text:p>0.0055811696</text:p>
          </table:table-cell>
          <table:table-cell table:number-columns-repeated="3"/>
          <table:table-cell table:formula="of:=[.$J$57]/(2^(3+[.A113]))" office:value-type="float" office:value="0.001220703125">
            <text:p>0.0012207031</text:p>
          </table:table-cell>
          <table:table-cell table:number-columns-repeated="6"/>
          <table:table-cell table:style-name="ce1" office:value-type="float" office:value="2.72">
            <text:p>2.72E+000</text:p>
          </table:table-cell>
          <table:table-cell table:style-name="ce1" office:value-type="float" office:value="4.32">
            <text:p>4.32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" office:value-type="float" office:value="0.0133">
            <text:p>1.33E-002</text:p>
          </table:table-cell>
          <table:table-cell table:number-columns-repeated="3"/>
          <table:table-cell table:formula="of:=[.B115]/[.$E$85]" office:value-type="float" office:value="0">
            <text:p>0</text:p>
          </table:table-cell>
          <table:table-cell table:formula="of:=[.C115]/[.$E$85]" office:value-type="float" office:value="0.00248259384391391">
            <text:p>0.0024825938</text:p>
          </table:table-cell>
          <table:table-cell table:number-columns-repeated="3"/>
          <table:table-cell table:formula="of:=[.$J$57]/(2^(3+[.A114]))" office:value-type="float" office:value="0.0006103515625">
            <text:p>0.0006103516</text:p>
          </table:table-cell>
          <table:table-cell table:number-columns-repeated="6"/>
          <table:table-cell table:style-name="ce1" office:value-type="float" office:value="1.41">
            <text:p>1.41E+000</text:p>
          </table:table-cell>
          <table:table-cell table:style-name="ce1" office:value-type="float" office:value="2.15">
            <text:p>2.15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1" office:value-type="float" office:value="0.00755">
            <text:p>7.55E-003</text:p>
          </table:table-cell>
          <table:table-cell table:number-columns-repeated="3"/>
          <table:table-cell table:formula="of:=[.B116]/[.$E$85]" office:value-type="float" office:value="0">
            <text:p>0</text:p>
          </table:table-cell>
          <table:table-cell table:formula="of:=[.C116]/[.$E$85]" office:value-type="float" office:value="0.00140929199410151">
            <text:p>0.001409292</text:p>
          </table:table-cell>
          <table:table-cell table:number-columns-repeated="3"/>
          <table:table-cell table:formula="of:=[.$J$57]/(2^(3+[.A115]))" office:value-type="float" office:value="0.00030517578125">
            <text:p>0.0003051758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4"/>
          <table:table-cell table:formula="of:=[.C117]/[.$E$85]" office:value-type="float" office:value="0">
            <text:p>0</text:p>
          </table:table-cell>
          <table:table-cell table:number-columns-repeated="3"/>
          <table:table-cell table:formula="of:=[.$J$57]/(2^(3+[.A116]))" office:value-type="float" office:value="0.000152587890625">
            <text:p>0.0001525879</text:p>
          </table:table-cell>
          <table:table-cell table:number-columns-repeated="6"/>
          <table:table-cell table:number-columns-repeated="2" table:style-name="ce1" office:value-type="float" office:value="0.000499">
            <text:p>4.99E-004</text:p>
          </table:table-cell>
        </table:table-row>
        <table:table-row table:style-name="ro1">
          <table:table-cell table:number-columns-repeated="4"/>
          <table:table-cell office:value-type="string">
            <text:p>Enr_4, sin(x):</text:p>
          </table:table-cell>
          <table:table-cell table:style-name="ce1" office:value-type="float" office:value="5.83">
            <text:p>5.83E+0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1.9">
            <text:p>1.90E+0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629">
            <text:p>6.29E-00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186">
            <text:p>1.86E-00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0397">
            <text:p>3.97E-00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0962">
            <text:p>0.0096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0426">
            <text:p>0.00426</text:p>
          </table:table-cell>
          <table:table-cell table:number-columns-repeated="14"/>
        </table:table-row>
        <table:table-row table:style-name="ro1" table:number-rows-repeated="21">
          <table:table-cell table:number-columns-repeated="20"/>
        </table:table-row>
        <table:table-row table:style-name="ro1" table:number-rows-repeated="44">
          <table:table-cell table:number-columns-repeated="5"/>
          <table:table-cell table:style-name="ce2" table:number-columns-repeated="2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iterace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59">
            <text:p>959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286">
            <text:p>286</text:p>
          </table:table-cell>
          <table:table-cell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567">
            <text:p>567</text:p>
          </table:table-cell>
          <table:table-cell office:value-type="float" office:value="488">
            <text:p>48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tupne volnosti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6-81"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358-289"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1218">
            <text:p>1218</text:p>
          </table:table-cell>
          <table:table-cell table:number-columns-repeated="2"/>
          <table:table-cell office:value-type="float" office:value="185">
            <text:p>185</text:p>
          </table:table-cell>
          <table:table-cell table:formula="of:=1274-1089" office:value-type="float" office:value="185">
            <text:p>185</text:p>
          </table:table-cell>
          <table:table-cell office:value-type="float" office:value="129">
            <text:p>1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X 4838</text:p>
          </table:table-cell>
          <table:table-cell office:value-type="float" office:value="4838">
            <text:p>4838</text:p>
          </table:table-cell>
          <table:table-cell office:value-type="float" office:value="4734">
            <text:p>4734</text:p>
          </table:table-cell>
          <table:table-cell table:number-columns-repeated="2"/>
          <table:table-cell office:value-type="string">
            <text:p>X 613</text:p>
          </table:table-cell>
          <table:table-cell office:value-type="float" office:value="613">
            <text:p>613</text:p>
          </table:table-cell>
          <table:table-cell office:value-type="float" office:value="509">
            <text:p>5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X 18910</text:p>
          </table:table-cell>
          <table:table-cell office:value-type="float" office:value="18910">
            <text:p>18910</text:p>
          </table:table-cell>
          <table:table-cell office:value-type="float" office:value="18702">
            <text:p>18702</text:p>
          </table:table-cell>
          <table:table-cell table:number-columns-repeated="2"/>
          <table:table-cell office:value-type="string">
            <text:p>X 2269</text:p>
          </table:table-cell>
          <table:table-cell office:value-type="float" office:value="2269">
            <text:p>2269</text:p>
          </table:table-cell>
          <table:table-cell office:value-type="float" office:value="2061">
            <text:p>206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podminenost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1" office:value-type="float" office:value="18700">
            <text:p>1.87E+004</text:p>
          </table:table-cell>
          <table:table-cell table:style-name="ce1"/>
          <table:table-cell/>
          <table:table-cell table:style-name="ce1" office:value-type="float" office:value="5320000">
            <text:p>5.32E+006</text:p>
          </table:table-cell>
          <table:table-cell table:style-name="ce1" office:value-type="float" office:value="262">
            <text:p>2.62E+002</text:p>
          </table:table-cell>
          <table:table-cell table:style-name="ce1" office:value-type="float" office:value="1">
            <text:p>1.00E+000</text:p>
          </table:table-cell>
          <table:table-cell/>
          <table:table-cell table:number-columns-repeated="2" table:style-name="ce1" office:value-type="float" office:value="22.307">
            <text:p>2.23E+001</text:p>
          </table:table-cell>
          <table:table-cell table:style-name="ce1" office:value-type="float" office:value="1">
            <text:p>1.00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 table:style-name="ce1" office:value-type="float" office:value="28399">
            <text:p>2.84E+004</text:p>
          </table:table-cell>
          <table:table-cell table:style-name="ce1"/>
          <table:table-cell/>
          <table:table-cell table:style-name="ce1" office:value-type="float" office:value="3180000">
            <text:p>3.18E+006</text:p>
          </table:table-cell>
          <table:table-cell table:style-name="ce1" office:value-type="float" office:value="21200">
            <text:p>2.12E+004</text:p>
          </table:table-cell>
          <table:table-cell table:style-name="ce1" office:value-type="float" office:value="224">
            <text:p>2.24E+002</text:p>
          </table:table-cell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3" table:style-name="ce1" office:value-type="float" office:value="113730">
            <text:p>1.14E+005</text:p>
          </table:table-cell>
          <table:table-cell table:style-name="ce1"/>
          <table:table-cell/>
          <table:table-cell table:style-name="ce1" office:value-type="float" office:value="3880000">
            <text:p>3.88E+006</text:p>
          </table:table-cell>
          <table:table-cell table:style-name="ce1" office:value-type="float" office:value="51000">
            <text:p>5.10E+004</text:p>
          </table:table-cell>
          <table:table-cell table:style-name="ce1" office:value-type="float" office:value="917000">
            <text:p>9.17E+005</text:p>
          </table:table-cell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 table:style-name="ce1" office:value-type="float" office:value="449000">
            <text:p>4.49E+005</text:p>
          </table:table-cell>
          <table:table-cell table:style-name="ce1"/>
          <table:table-cell/>
          <table:table-cell table:style-name="ce1" office:value-type="float" office:value="4320000">
            <text:p>4.32E+006</text:p>
          </table:table-cell>
          <table:table-cell table:style-name="ce1" office:value-type="float" office:value="312000">
            <text:p>3.12E+005</text:p>
          </table:table-cell>
          <table:table-cell table:style-name="ce1" office:value-type="float" office:value="179000000">
            <text:p>1.79E+008</text:p>
          </table:table-cell>
          <table:table-cell/>
          <table:table-cell table:number-columns-repeated="2" table:style-name="ce1" office:value-type="float" office:value="205.97">
            <text:p>2.06E+002</text:p>
          </table:table-cell>
          <table:table-cell table:style-name="ce1" office:value-type="float" office:value="3.2093">
            <text:p>3.21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7"/>
        </table:table-row>
        <table:table-row table:style-name="ro1" table:number-rows-repeated="10483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top="0.1in" fo:margin-bottom="0.1in" fo:margin-left="0.1in" fo:margin-right="0.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0000-00-00T17:36:2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9:02:51</meta:creation-date>
    <dc:date>2014-05-21T18:15:10</dc:date>
    <meta:editing-duration>PT16H34M27S</meta:editing-duration>
    <meta:editing-cycles>28</meta:editing-cycles>
    <meta:generator>LibreOffice/4.0.2.2$Linux_X86_64 LibreOffice_project/400m0$Build-2</meta:generator>
    <dc:creator>Pavel Exner</dc:creator>
    <meta:document-statistic meta:table-count="3" meta:cell-count="572" meta:object-count="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39cm" svg:y="0.334cm" chart:style-name="ch2">
          <text:p>Konvergence metod FEM a XFEM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5.171cm" svg:y="9.365cm" chart:style-name="ch6">
              <text:p>velikost nejmenšího elementu [m]</text:p>
            </chart:title>
          </chart:axis>
          <chart:axis chart:dimension="y" chart:name="primary-y" chart:style-name="ch7">
            <chart:title svg:x="0cm" svg:y="6.403cm" chart:style-name="ch8">
              <text:p>relativní chyba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L62:List1.L67 List1.C60:List1.F60 List1.J62:List1.J67 List1.K61:List1.K67 List1.I62:List1.I65 List1.H62:List1.H67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62:List1.J67" chart:label-cell-address="List1.E60:List1.E60" chart:class="chart:scatter">
            <chart:domain table:cell-range-address="List1.L62:List1.L67"/>
            <chart:regression-curve chart:style-name="ch11">
              <chart:equation svg:x="4.205cm" svg:y="6.836cm" chart:style-name="ch12"/>
            </chart:regression-curve>
            <chart:data-point chart:repeated="6"/>
          </chart:series>
          <chart:series chart:style-name="ch13" chart:values-cell-range-address="List1.K61:List1.K67" chart:label-cell-address="List1.F60:List1.F60" chart:class="chart:scatter">
            <chart:domain table:cell-range-address="List1.L61:List1.L67"/>
            <chart:regression-curve chart:style-name="ch14">
              <chart:equation svg:x="1.456cm" svg:y="5.199cm"/>
            </chart:regression-curve>
            <chart:data-point chart:repeated="7"/>
          </chart:series>
          <chart:series chart:style-name="ch15" chart:values-cell-range-address="List1.I62:List1.I6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6"/>
          </chart:series>
          <chart:series chart:style-name="ch17" chart:values-cell-range-address="List1.H62:List1.H67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L62:List1.L67</svg:desc>
                </draw:g>
              </table:table-cell>
              <table:table-cell office:value-type="float" office:value="0.0567767656582386">
                <text:p>0.0567767656582386</text:p>
                <draw:g>
                  <svg:desc>List1.J62:List1.J67</svg:desc>
                </draw:g>
              </table:table-cell>
              <table:table-cell office:value-type="float" office:value="5">
                <text:p>5</text:p>
                <draw:g>
                  <svg:desc>List1.L61:List1.L67</svg:desc>
                </draw:g>
              </table:table-cell>
              <table:table-cell office:value-type="float" office:value="0.386387944696125">
                <text:p>0.386387944696125</text:p>
                <draw:g>
                  <svg:desc>List1.K61:List1.K67</svg:desc>
                </draw:g>
              </table:table-cell>
              <table:table-cell office:value-type="float" office:value="0.0265288817704434">
                <text:p>0.0265288817704434</text:p>
                <draw:g>
                  <svg:desc>List1.I62:List1.I65</svg:desc>
                </draw:g>
              </table:table-cell>
              <table:table-cell office:value-type="float" office:value="2.82644160918742">
                <text:p>2.82644160918742</text:p>
                <draw:g>
                  <svg:desc>List1.H62:Lis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19809884611761">
                <text:p>0.019809884611761</text:p>
              </table:table-cell>
              <table:table-cell office:value-type="float" office:value="2.5">
                <text:p>2.5</text:p>
              </table:table-cell>
              <table:table-cell office:value-type="float" office:value="0.132155876736646">
                <text:p>0.132155876736646</text:p>
              </table:table-cell>
              <table:table-cell office:value-type="float" office:value="0.0120495668602201">
                <text:p>0.0120495668602201</text:p>
              </table:table-cell>
              <table:table-cell office:value-type="float" office:value="1.83966638071673">
                <text:p>1.8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1.25">
                <text:p>1.25</text:p>
              </table:table-cell>
              <table:table-cell office:value-type="float" office:value="0.0489051408262729">
                <text:p>0.0489051408262729</text:p>
              </table:table-cell>
              <table:table-cell office:value-type="float" office:value="0.00394214224439298">
                <text:p>0.00394214224439298</text:p>
              </table:table-cell>
              <table:table-cell office:value-type="float" office:value="1.21735335974651">
                <text:p>1.21735335974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106859327505244">
                <text:p>0.0106859327505244</text:p>
              </table:table-cell>
              <table:table-cell office:value-type="float" office:value="0.625">
                <text:p>0.625</text:p>
              </table:table-cell>
              <table:table-cell office:value-type="float" office:value="0.0156235125464086">
                <text:p>0.0156235125464086</text:p>
              </table:table-cell>
              <table:table-cell office:value-type="float" office:value="0.00130413007581806">
                <text:p>0.00130413007581806</text:p>
              </table:table-cell>
              <table:table-cell office:value-type="float" office:value="0.808263126837807">
                <text:p>0.80826312683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0110129897280538">
                <text:p>0.0110129897280538</text:p>
              </table:table-cell>
              <table:table-cell office:value-type="float" office:value="NaN">
                <text:p>NaN</text:p>
              </table:table-cell>
              <table:table-cell office:value-type="float" office:value="0.547932978623176">
                <text:p>0.54793297862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685888122499">
                <text:p>0.3768588812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3.834cm" svg:y="0.334cm" chart:style-name="ch2">
          <text:p>FEM and XFEM convergence (sources)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H89:List1.L95 List1.C60:List1.F60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89:List1.J95" chart:label-cell-address="List1.E60:List1.E60" chart:class="chart:scatter">
            <chart:domain table:cell-range-address="List1.L89:List1.L95"/>
            <chart:regression-curve chart:style-name="ch11">
              <chart:equation svg:x="4.205cm" svg:y="6.836cm" chart:style-name="ch12"/>
            </chart:regression-curve>
            <chart:data-point chart:repeated="7"/>
          </chart:series>
          <chart:series chart:style-name="ch13" chart:values-cell-range-address="List1.K89:List1.K95" chart:label-cell-address="List1.F60:List1.F60" chart:class="chart:scatter">
            <chart:regression-curve chart:style-name="ch14">
              <chart:equation svg:x="2.143cm" svg:y="5.44cm"/>
            </chart:regression-curve>
            <chart:data-point chart:repeated="7"/>
          </chart:series>
          <chart:series chart:style-name="ch15" chart:values-cell-range-address="List1.I89:List1.I9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7"/>
          </chart:series>
          <chart:series chart:style-name="ch17" chart:values-cell-range-address="List1.H89:List1.H95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89:List1.L95</svg:desc>
                </draw:g>
              </table:table-cell>
              <table:table-cell office:value-type="float" office:value="NaN">
                <text:p>NaN</text:p>
                <draw:g>
                  <svg:desc>List1.J89:List1.J95</svg:desc>
                </draw:g>
              </table:table-cell>
              <table:table-cell office:value-type="float" office:value="1.05123793183813">
                <text:p>1.05123793183813</text:p>
                <draw:g>
                  <svg:desc>List1.K89:List1.K95</svg:desc>
                </draw:g>
              </table:table-cell>
              <table:table-cell office:value-type="float" office:value="NaN">
                <text:p>NaN</text:p>
                <draw:g>
                  <svg:desc>List1.I89:List1.I95</svg:desc>
                </draw:g>
              </table:table-cell>
              <table:table-cell office:value-type="float" office:value="NaN">
                <text:p>NaN</text:p>
                <draw:g>
                  <svg:desc>List1.H89:List1.H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518180961684361">
                <text:p>0.518180961684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00899998512399153">
                <text:p>0.00899998512399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.00847932482756227">
                <text:p>0.00847932482756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00929750529337968">
                <text:p>0.0092975052933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Luxi Sans'" style:font-style-name="Běžné" fo:font-size="14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uxi Sans'" style:font-style-name="Běžné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width="0.051cm" svg:stroke-color="#ff6633"/>
    </style:style>
    <style:style style:name="ch12" style:family="chart" style:data-style-name="N2">
      <style:text-properties fo:color="#ff950e"/>
    </style:style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width="0.051cm" svg:stroke-color="#c5000b"/>
    </style:style>
    <style:style style:name="ch15" style:family="chart" style:data-style-name="N2">
      <style:text-properties fo:color="#c5000b"/>
    </style:style>
    <style:style style:name="ch16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7" style:family="chart">
      <style:graphic-properties svg:stroke-width="0.051cm" svg:stroke-color="#00ae00"/>
    </style:style>
    <style:style style:name="ch18" style:family="chart" style:data-style-name="N2">
      <style:text-properties fo:color="#00ae00"/>
    </style:style>
    <style:style style:name="ch19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svg:stroke-width="0.051cm" svg:stroke-color="#004586"/>
    </style:style>
    <style:style style:name="ch21" style:family="chart" style:data-style-name="N2">
      <style:text-properties fo:color="#004586"/>
    </style:style>
    <style:style style:name="ch22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944794" draw:fill-color="#944794"/>
      <style:text-properties fo:font-size="10pt" style:font-size-asian="10pt" style:font-size-complex="10pt"/>
    </style:style>
    <style:style style:name="ch23" style:family="chart">
      <style:graphic-properties svg:stroke-width="0.051cm" svg:stroke-color="#944794"/>
    </style:style>
    <style:style style:name="ch24" style:family="chart" style:data-style-name="N2">
      <style:text-properties fo:color="#800080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8.376cm" svg:height="19.103cm" xlink:href=".." xlink:type="simple" chart:class="chart:scatter" chart:style-name="ch1">
        <chart:title svg:x="8.942cm" svg:y="0.966cm" chart:style-name="ch2">
          <text:p>FEM - XFEM - SGFEM convergence</text:p>
        </chart:title>
        <chart:legend svg:x="21.475cm" svg:y="10.417cm" style:legend-expansion="custom" chartooo:width="5.877cm" chartooo:height="5.141cm" style:legend-expansion-aspect-ratio="1.14316280879206" chart:style-name="ch3"/>
        <chart:plot-area chart:style-name="ch4" table:cell-range-address="List1.K102:List1.L110 List1.G101:List1.K101 List1.I102:List1.J108 List1.G102:List1.H110" chart:data-source-has-labels="row" svg:x="2.129cm" svg:y="1.987cm" svg:width="26.006cm" svg:height="14.603cm">
          <chartooo:coordinate-region svg:x="3.597cm" svg:y="2.186cm" svg:width="24.351cm" svg:height="13.757cm"/>
          <chart:axis chart:dimension="x" chart:name="primary-x" chart:style-name="ch5">
            <chart:title svg:x="13.08cm" svg:y="16.791cm" chart:style-name="ch6">
              <text:p>element size</text:p>
            </chart:title>
          </chart:axis>
          <chart:axis chart:dimension="y" chart:name="primary-y" chart:style-name="ch7">
            <chart:title svg:x="1.695cm" svg:y="11.213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10" chart:label-cell-address="List1.K101:List1.K101" chart:class="chart:scatter">
            <chart:domain table:cell-range-address="List1.L102:List1.L110"/>
            <chart:regression-curve chart:style-name="ch11">
              <chart:equation svg:x="4.345cm" svg:y="7.423cm" chart:style-name="ch12"/>
            </chart:regression-curve>
            <chart:data-point chart:repeated="9"/>
          </chart:series>
          <chart:series chart:style-name="ch13" chart:values-cell-range-address="List1.J102:List1.J108" chart:label-cell-address="List1.J101:List1.J101" chart:class="chart:scatter">
            <chart:domain table:cell-range-address="List1.L102:List1.L108"/>
            <chart:regression-curve chart:style-name="ch14">
              <chart:equation svg:x="4.282cm" svg:y="8.218cm" chart:style-name="ch15"/>
            </chart:regression-curve>
            <chart:data-point chart:repeated="7"/>
          </chart:series>
          <chart:series chart:style-name="ch16" chart:values-cell-range-address="List1.I102:List1.I108" chart:label-cell-address="List1.I101:List1.I101" chart:class="chart:scatter">
            <chart:domain table:cell-range-address="List1.L102:List1.L108"/>
            <chart:regression-curve chart:style-name="ch17">
              <chart:equation svg:x="4.353cm" svg:y="9.143cm" chart:style-name="ch18"/>
            </chart:regression-curve>
            <chart:data-point chart:repeated="7"/>
          </chart:series>
          <chart:series chart:style-name="ch19" chart:values-cell-range-address="List1.H102:List1.H110" chart:label-cell-address="List1.H101:List1.H101" chart:class="chart:scatter">
            <chart:regression-curve chart:style-name="ch20">
              <chart:equation svg:x="4.28cm" svg:y="9.892cm" chart:style-name="ch21"/>
            </chart:regression-curve>
            <chart:data-point chart:repeated="9"/>
          </chart:series>
          <chart:series chart:style-name="ch22" chart:values-cell-range-address="List1.G102:List1.G110" chart:label-cell-address="List1.G101:List1.G101" chart:class="chart:scatter">
            <chart:regression-curve chart:style-name="ch23">
              <chart:equation svg:x="4.263cm" svg:y="10.586cm" chart:style-name="ch24"/>
            </chart:regression-curve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  <table:table-cell office:value-type="string">
                <text:p>FEM</text:p>
                <draw:g>
                  <svg:desc>List1.G101:List1.G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10</svg:desc>
                </draw:g>
              </table:table-cell>
              <table:table-cell office:value-type="float" office:value="0">
                <text:p>0</text:p>
                <draw:g>
                  <svg:desc>List1.K102:List1.K110</svg:desc>
                </draw:g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.0716778974483415">
                <text:p>0.0716778974483415</text:p>
                <draw:g>
                  <svg:desc>List1.I102:List1.I108</svg:desc>
                </draw:g>
              </table:table-cell>
              <table:table-cell office:value-type="float" office:value="0">
                <text:p>0</text:p>
                <draw:g>
                  <svg:desc>List1.H102:List1.H110</svg:desc>
                </draw:g>
              </table:table-cell>
              <table:table-cell office:value-type="float" office:value="0">
                <text:p>0</text:p>
                <draw:g>
                  <svg:desc>List1.G102:List1.G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0363989322979859">
                <text:p>0.0363989322979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1.05463573068523">
                <text:p>1.05463573068523</text:p>
              </table:table-cell>
              <table:table-cell office:value-type="float" office:value="1.25">
                <text:p>1.25</text:p>
              </table:table-cell>
              <table:table-cell office:value-type="float" office:value="0.00671980288578202">
                <text:p>0.00671980288578202</text:p>
              </table:table-cell>
              <table:table-cell office:value-type="float" office:value="1.25">
                <text:p>1.25</text:p>
              </table:table-cell>
              <table:table-cell office:value-type="float" office:value="0.00905306777667855">
                <text:p>0.00905306777667855</text:p>
              </table:table-cell>
              <table:table-cell office:value-type="float" office:value="0.963171746962089">
                <text:p>0.963171746962089</text:p>
              </table:table-cell>
              <table:table-cell office:value-type="float" office:value="0.602915647807664">
                <text:p>0.60291564780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339723368114535">
                <text:p>0.339723368114535</text:p>
              </table:table-cell>
              <table:table-cell office:value-type="float" office:value="0.625">
                <text:p>0.625</text:p>
              </table:table-cell>
              <table:table-cell office:value-type="float" office:value="0.00164448509510388">
                <text:p>0.00164448509510388</text:p>
              </table:table-cell>
              <table:table-cell office:value-type="float" office:value="0.625">
                <text:p>0.625</text:p>
              </table:table-cell>
              <table:table-cell office:value-type="float" office:value="0.0027625856308215">
                <text:p>0.0027625856308215</text:p>
              </table:table-cell>
              <table:table-cell office:value-type="float" office:value="0.604782259720382">
                <text:p>0.604782259720382</text:p>
              </table:table-cell>
              <table:table-cell office:value-type="float" office:value="0.388255277845183">
                <text:p>0.388255277845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112370037145577">
                <text:p>0.112370037145577</text:p>
              </table:table-cell>
              <table:table-cell office:value-type="float" office:value="0.3125">
                <text:p>0.3125</text:p>
              </table:table-cell>
              <table:table-cell office:value-type="float" office:value="0.0004983853806955">
                <text:p>0.0004983853806955</text:p>
              </table:table-cell>
              <table:table-cell office:value-type="float" office:value="0.3125">
                <text:p>0.3125</text:p>
              </table:table-cell>
              <table:table-cell office:value-type="float" office:value="0.000688779795792657">
                <text:p>0.000688779795792657</text:p>
              </table:table-cell>
              <table:table-cell office:value-type="float" office:value="0.391988501670618">
                <text:p>0.391988501670618</text:p>
              </table:table-cell>
              <table:table-cell office:value-type="float" office:value="0.259459055867695">
                <text:p>0.25945905586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335990144289101">
                <text:p>0.0335990144289101</text:p>
              </table:table-cell>
              <table:table-cell office:value-type="float" office:value="0.15625">
                <text:p>0.15625</text:p>
              </table:table-cell>
              <table:table-cell office:value-type="float" office:value="0.000173221585500159">
                <text:p>0.000173221585500159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  <table:table-cell office:value-type="float" office:value="0.263192279693129">
                <text:p>0.263192279693129</text:p>
              </table:table-cell>
              <table:table-cell office:value-type="float" office:value="0.199727474660743">
                <text:p>0.19972747466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.00718645586396132">
                <text:p>0.0071864558639613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NaN">
                <text:p>NaN</text:p>
              </table:table-cell>
              <table:table-cell office:value-type="float" office:value="0.199727474660743">
                <text:p>0.199727474660743</text:p>
              </table:table-cell>
              <table:table-cell office:value-type="float" office:value="0.190394415097157">
                <text:p>0.190394415097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0625">
                <text:p>0.0390625</text:p>
              </table:table-cell>
              <table:table-cell office:value-type="float" office:value="0.00192261027009874">
                <text:p>0.0019226102700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52780318444">
                <text:p>0.18852780318444</text:p>
              </table:table-cell>
              <table:table-cell office:value-type="float" office:value="0.168928378100909">
                <text:p>0.16892837810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53125">
                <text:p>0.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928378100909">
                <text:p>0.168928378100909</text:p>
              </table:table-cell>
              <table:table-cell office:value-type="float" office:value="0.105463573068523">
                <text:p>0.105463573068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